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8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351.7mm" svg:height="202.33mm" svg:x="92.03mm" svg:y="1.08mm">
            <loext:p draw:notify-on-update-of-ranges="output.A1:output.A1 output.A2:output.A100 output.B1:output.B1 output.B2:output.B100 output.A1:output.A1 output.A2:output.A100 output.C1:output.C1 output.C2:output.C100 output.A1:output.A1 output.A2:output.A100 output.D1:output.D1 output.D2:output.D100 output.A1:output.A1 output.A2:output.A100 output.E1:output.E1 output.E2:output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_features</text:p>
          </table:table-cell>
          <table:table-cell office:value-type="string" calcext:value-type="string">
            <text:p><text:s/>F1</text:p>
          </table:table-cell>
          <table:table-cell office:value-type="string" calcext:value-type="string">
            <text:p><text:s/>precision</text:p>
          </table:table-cell>
          <table:table-cell office:value-type="string" calcext:value-type="string">
            <text:p><text:s/>recall</text:p>
          </table:table-cell>
          <table:table-cell office:value-type="string" calcext:value-type="string">
            <text:p><text:s/>accurac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2775" calcext:value-type="float">
            <text:p>0.892775</text:p>
          </table:table-cell>
          <table:table-cell office:value-type="float" office:value="0.834915" calcext:value-type="float">
            <text:p>0.834915</text:p>
          </table:table-cell>
          <table:table-cell office:value-type="float" office:value="0.95925" calcext:value-type="float">
            <text:p>0.95925</text:p>
          </table:table-cell>
          <table:table-cell office:value-type="float" office:value="0.838723" calcext:value-type="float">
            <text:p>0.838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8808" calcext:value-type="float">
            <text:p>0.898808</text:p>
          </table:table-cell>
          <table:table-cell office:value-type="float" office:value="0.850208" calcext:value-type="float">
            <text:p>0.850208</text:p>
          </table:table-cell>
          <table:table-cell office:value-type="float" office:value="0.953302" calcext:value-type="float">
            <text:p>0.953302</text:p>
          </table:table-cell>
          <table:table-cell office:value-type="float" office:value="0.849757" calcext:value-type="float">
            <text:p>0.8497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762" calcext:value-type="float">
            <text:p>0.90762</text:p>
          </table:table-cell>
          <table:table-cell office:value-type="float" office:value="0.867843" calcext:value-type="float">
            <text:p>0.867843</text:p>
          </table:table-cell>
          <table:table-cell office:value-type="float" office:value="0.95122" calcext:value-type="float">
            <text:p>0.95122</text:p>
          </table:table-cell>
          <table:table-cell office:value-type="float" office:value="0.864469" calcext:value-type="float">
            <text:p>0.8644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11106" calcext:value-type="float">
            <text:p>0.911106</text:p>
          </table:table-cell>
          <table:table-cell office:value-type="float" office:value="0.875583" calcext:value-type="float">
            <text:p>0.875583</text:p>
          </table:table-cell>
          <table:table-cell office:value-type="float" office:value="0.949633" calcext:value-type="float">
            <text:p>0.949633</text:p>
          </table:table-cell>
          <table:table-cell office:value-type="float" office:value="0.870298" calcext:value-type="float">
            <text:p>0.8702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13866" calcext:value-type="float">
            <text:p>0.913866</text:p>
          </table:table-cell>
          <table:table-cell office:value-type="float" office:value="0.885962" calcext:value-type="float">
            <text:p>0.885962</text:p>
          </table:table-cell>
          <table:table-cell office:value-type="float" office:value="0.943585" calcext:value-type="float">
            <text:p>0.943585</text:p>
          </table:table-cell>
          <table:table-cell office:value-type="float" office:value="0.875503" calcext:value-type="float">
            <text:p>0.8755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16268" calcext:value-type="float">
            <text:p>0.916268</text:p>
          </table:table-cell>
          <table:table-cell office:value-type="float" office:value="0.893601" calcext:value-type="float">
            <text:p>0.893601</text:p>
          </table:table-cell>
          <table:table-cell office:value-type="float" office:value="0.940115" calcext:value-type="float">
            <text:p>0.940115</text:p>
          </table:table-cell>
          <table:table-cell office:value-type="float" office:value="0.879736" calcext:value-type="float">
            <text:p>0.8797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16546" calcext:value-type="float">
            <text:p>0.916546</text:p>
          </table:table-cell>
          <table:table-cell office:value-type="float" office:value="0.891545" calcext:value-type="float">
            <text:p>0.891545</text:p>
          </table:table-cell>
          <table:table-cell office:value-type="float" office:value="0.94299" calcext:value-type="float">
            <text:p>0.94299</text:p>
          </table:table-cell>
          <table:table-cell office:value-type="float" office:value="0.879806" calcext:value-type="float">
            <text:p>0.8798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7477" calcext:value-type="float">
            <text:p>0.917477</text:p>
          </table:table-cell>
          <table:table-cell office:value-type="float" office:value="0.896265" calcext:value-type="float">
            <text:p>0.896265</text:p>
          </table:table-cell>
          <table:table-cell office:value-type="float" office:value="0.939718" calcext:value-type="float">
            <text:p>0.939718</text:p>
          </table:table-cell>
          <table:table-cell office:value-type="float" office:value="0.881679" calcext:value-type="float">
            <text:p>0.8816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19042" calcext:value-type="float">
            <text:p>0.919042</text:p>
          </table:table-cell>
          <table:table-cell office:value-type="float" office:value="0.900714" calcext:value-type="float">
            <text:p>0.900714</text:p>
          </table:table-cell>
          <table:table-cell office:value-type="float" office:value="0.938132" calcext:value-type="float">
            <text:p>0.938132</text:p>
          </table:table-cell>
          <table:table-cell office:value-type="float" office:value="0.884316" calcext:value-type="float">
            <text:p>0.884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21346" calcext:value-type="float">
            <text:p>0.921346</text:p>
          </table:table-cell>
          <table:table-cell office:value-type="float" office:value="0.905427" calcext:value-type="float">
            <text:p>0.905427</text:p>
          </table:table-cell>
          <table:table-cell office:value-type="float" office:value="0.937835" calcext:value-type="float">
            <text:p>0.937835</text:p>
          </table:table-cell>
          <table:table-cell office:value-type="float" office:value="0.887925" calcext:value-type="float">
            <text:p>0.8879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23092" calcext:value-type="float">
            <text:p>0.923092</text:p>
          </table:table-cell>
          <table:table-cell office:value-type="float" office:value="0.910019" calcext:value-type="float">
            <text:p>0.910019</text:p>
          </table:table-cell>
          <table:table-cell office:value-type="float" office:value="0.936546" calcext:value-type="float">
            <text:p>0.936546</text:p>
          </table:table-cell>
          <table:table-cell office:value-type="float" office:value="0.89077" calcext:value-type="float">
            <text:p>0.890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26094" calcext:value-type="float">
            <text:p>0.926094</text:p>
          </table:table-cell>
          <table:table-cell office:value-type="float" office:value="0.913891" calcext:value-type="float">
            <text:p>0.913891</text:p>
          </table:table-cell>
          <table:table-cell office:value-type="float" office:value="0.938628" calcext:value-type="float">
            <text:p>0.938628</text:p>
          </table:table-cell>
          <table:table-cell office:value-type="float" office:value="0.895142" calcext:value-type="float">
            <text:p>0.8951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26573" calcext:value-type="float">
            <text:p>0.926573</text:p>
          </table:table-cell>
          <table:table-cell office:value-type="float" office:value="0.917477" calcext:value-type="float">
            <text:p>0.917477</text:p>
          </table:table-cell>
          <table:table-cell office:value-type="float" office:value="0.935852" calcext:value-type="float">
            <text:p>0.935852</text:p>
          </table:table-cell>
          <table:table-cell office:value-type="float" office:value="0.896183" calcext:value-type="float">
            <text:p>0.896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27431" calcext:value-type="float">
            <text:p>0.927431</text:p>
          </table:table-cell>
          <table:table-cell office:value-type="float" office:value="0.919256" calcext:value-type="float">
            <text:p>0.919256</text:p>
          </table:table-cell>
          <table:table-cell office:value-type="float" office:value="0.935753" calcext:value-type="float">
            <text:p>0.935753</text:p>
          </table:table-cell>
          <table:table-cell office:value-type="float" office:value="0.897502" calcext:value-type="float">
            <text:p>0.8975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28105" calcext:value-type="float">
            <text:p>0.928105</text:p>
          </table:table-cell>
          <table:table-cell office:value-type="float" office:value="0.920101" calcext:value-type="float">
            <text:p>0.920101</text:p>
          </table:table-cell>
          <table:table-cell office:value-type="float" office:value="0.936248" calcext:value-type="float">
            <text:p>0.936248</text:p>
          </table:table-cell>
          <table:table-cell office:value-type="float" office:value="0.898473" calcext:value-type="float">
            <text:p>0.8984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28976" calcext:value-type="float">
            <text:p>0.928976</text:p>
          </table:table-cell>
          <table:table-cell office:value-type="float" office:value="0.922393" calcext:value-type="float">
            <text:p>0.922393</text:p>
          </table:table-cell>
          <table:table-cell office:value-type="float" office:value="0.935653" calcext:value-type="float">
            <text:p>0.935653</text:p>
          </table:table-cell>
          <table:table-cell office:value-type="float" office:value="0.899861" calcext:value-type="float">
            <text:p>0.8998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29868" calcext:value-type="float">
            <text:p>0.929868</text:p>
          </table:table-cell>
          <table:table-cell office:value-type="float" office:value="0.925123" calcext:value-type="float">
            <text:p>0.925123</text:p>
          </table:table-cell>
          <table:table-cell office:value-type="float" office:value="0.934662" calcext:value-type="float">
            <text:p>0.934662</text:p>
          </table:table-cell>
          <table:table-cell office:value-type="float" office:value="0.901319" calcext:value-type="float">
            <text:p>0.9013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28998" calcext:value-type="float">
            <text:p>0.928998</text:p>
          </table:table-cell>
          <table:table-cell office:value-type="float" office:value="0.925933" calcext:value-type="float">
            <text:p>0.925933</text:p>
          </table:table-cell>
          <table:table-cell office:value-type="float" office:value="0.932084" calcext:value-type="float">
            <text:p>0.932084</text:p>
          </table:table-cell>
          <table:table-cell office:value-type="float" office:value="0.900278" calcext:value-type="float">
            <text:p>0.9002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29023" calcext:value-type="float">
            <text:p>0.929023</text:p>
          </table:table-cell>
          <table:table-cell office:value-type="float" office:value="0.926276" calcext:value-type="float">
            <text:p>0.926276</text:p>
          </table:table-cell>
          <table:table-cell office:value-type="float" office:value="0.931787" calcext:value-type="float">
            <text:p>0.931787</text:p>
          </table:table-cell>
          <table:table-cell office:value-type="float" office:value="0.900347" calcext:value-type="float">
            <text:p>0.9003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29189" calcext:value-type="float">
            <text:p>0.929189</text:p>
          </table:table-cell>
          <table:table-cell office:value-type="float" office:value="0.926214" calcext:value-type="float">
            <text:p>0.926214</text:p>
          </table:table-cell>
          <table:table-cell office:value-type="float" office:value="0.932183" calcext:value-type="float">
            <text:p>0.932183</text:p>
          </table:table-cell>
          <table:table-cell office:value-type="float" office:value="0.900555" calcext:value-type="float">
            <text:p>0.9005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29878" calcext:value-type="float">
            <text:p>0.929878</text:p>
          </table:table-cell>
          <table:table-cell office:value-type="float" office:value="0.927585" calcext:value-type="float">
            <text:p>0.927585</text:p>
          </table:table-cell>
          <table:table-cell office:value-type="float" office:value="0.932183" calcext:value-type="float">
            <text:p>0.932183</text:p>
          </table:table-cell>
          <table:table-cell office:value-type="float" office:value="0.901596" calcext:value-type="float">
            <text:p>0.9015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30288" calcext:value-type="float">
            <text:p>0.930288</text:p>
          </table:table-cell>
          <table:table-cell office:value-type="float" office:value="0.927811" calcext:value-type="float">
            <text:p>0.927811</text:p>
          </table:table-cell>
          <table:table-cell office:value-type="float" office:value="0.932778" calcext:value-type="float">
            <text:p>0.932778</text:p>
          </table:table-cell>
          <table:table-cell office:value-type="float" office:value="0.902151" calcext:value-type="float">
            <text:p>0.9021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30454" calcext:value-type="float">
            <text:p>0.930454</text:p>
          </table:table-cell>
          <table:table-cell office:value-type="float" office:value="0.929717" calcext:value-type="float">
            <text:p>0.929717</text:p>
          </table:table-cell>
          <table:table-cell office:value-type="float" office:value="0.931192" calcext:value-type="float">
            <text:p>0.931192</text:p>
          </table:table-cell>
          <table:table-cell office:value-type="float" office:value="0.902568" calcext:value-type="float">
            <text:p>0.9025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29787" calcext:value-type="float">
            <text:p>0.929787</text:p>
          </table:table-cell>
          <table:table-cell office:value-type="float" office:value="0.930665" calcext:value-type="float">
            <text:p>0.930665</text:p>
          </table:table-cell>
          <table:table-cell office:value-type="float" office:value="0.928911" calcext:value-type="float">
            <text:p>0.928911</text:p>
          </table:table-cell>
          <table:table-cell office:value-type="float" office:value="0.901804" calcext:value-type="float">
            <text:p>0.9018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30473" calcext:value-type="float">
            <text:p>0.930473</text:p>
          </table:table-cell>
          <table:table-cell office:value-type="float" office:value="0.932139" calcext:value-type="float">
            <text:p>0.932139</text:p>
          </table:table-cell>
          <table:table-cell office:value-type="float" office:value="0.928812" calcext:value-type="float">
            <text:p>0.928812</text:p>
          </table:table-cell>
          <table:table-cell office:value-type="float" office:value="0.902845" calcext:value-type="float">
            <text:p>0.9028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31259" calcext:value-type="float">
            <text:p>0.931259</text:p>
          </table:table-cell>
          <table:table-cell office:value-type="float" office:value="0.933719" calcext:value-type="float">
            <text:p>0.933719</text:p>
          </table:table-cell>
          <table:table-cell office:value-type="float" office:value="0.928812" calcext:value-type="float">
            <text:p>0.928812</text:p>
          </table:table-cell>
          <table:table-cell office:value-type="float" office:value="0.904025" calcext:value-type="float">
            <text:p>0.9040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31179" calcext:value-type="float">
            <text:p>0.931179</text:p>
          </table:table-cell>
          <table:table-cell office:value-type="float" office:value="0.934058" calcext:value-type="float">
            <text:p>0.934058</text:p>
          </table:table-cell>
          <table:table-cell office:value-type="float" office:value="0.928316" calcext:value-type="float">
            <text:p>0.928316</text:p>
          </table:table-cell>
          <table:table-cell office:value-type="float" office:value="0.903956" calcext:value-type="float">
            <text:p>0.9039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31257" calcext:value-type="float">
            <text:p>0.931257</text:p>
          </table:table-cell>
          <table:table-cell office:value-type="float" office:value="0.934418" calcext:value-type="float">
            <text:p>0.934418</text:p>
          </table:table-cell>
          <table:table-cell office:value-type="float" office:value="0.928118" calcext:value-type="float">
            <text:p>0.928118</text:p>
          </table:table-cell>
          <table:table-cell office:value-type="float" office:value="0.904094" calcext:value-type="float">
            <text:p>0.9040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31447" calcext:value-type="float">
            <text:p>0.931447</text:p>
          </table:table-cell>
          <table:table-cell office:value-type="float" office:value="0.936111" calcext:value-type="float">
            <text:p>0.936111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04511" calcext:value-type="float">
            <text:p>0.9045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31151" calcext:value-type="float">
            <text:p>0.931151</text:p>
          </table:table-cell>
          <table:table-cell office:value-type="float" office:value="0.937136" calcext:value-type="float">
            <text:p>0.937136</text:p>
          </table:table-cell>
          <table:table-cell office:value-type="float" office:value="0.925243" calcext:value-type="float">
            <text:p>0.925243</text:p>
          </table:table-cell>
          <table:table-cell office:value-type="float" office:value="0.904233" calcext:value-type="float">
            <text:p>0.9042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3143" calcext:value-type="float">
            <text:p>0.93143</text:p>
          </table:table-cell>
          <table:table-cell office:value-type="float" office:value="0.937701" calcext:value-type="float">
            <text:p>0.937701</text:p>
          </table:table-cell>
          <table:table-cell office:value-type="float" office:value="0.925243" calcext:value-type="float">
            <text:p>0.925243</text:p>
          </table:table-cell>
          <table:table-cell office:value-type="float" office:value="0.90465" calcext:value-type="float">
            <text:p>0.904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31317" calcext:value-type="float">
            <text:p>0.931317</text:p>
          </table:table-cell>
          <table:table-cell office:value-type="float" office:value="0.937776" calcext:value-type="float">
            <text:p>0.937776</text:p>
          </table:table-cell>
          <table:table-cell office:value-type="float" office:value="0.924945" calcext:value-type="float">
            <text:p>0.924945</text:p>
          </table:table-cell>
          <table:table-cell office:value-type="float" office:value="0.904511" calcext:value-type="float">
            <text:p>0.9045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31662" calcext:value-type="float">
            <text:p>0.931662</text:p>
          </table:table-cell>
          <table:table-cell office:value-type="float" office:value="0.938884" calcext:value-type="float">
            <text:p>0.938884</text:p>
          </table:table-cell>
          <table:table-cell office:value-type="float" office:value="0.924549" calcext:value-type="float">
            <text:p>0.924549</text:p>
          </table:table-cell>
          <table:table-cell office:value-type="float" office:value="0.905066" calcext:value-type="float">
            <text:p>0.9050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31908" calcext:value-type="float">
            <text:p>0.931908</text:p>
          </table:table-cell>
          <table:table-cell office:value-type="float" office:value="0.93918" calcext:value-type="float">
            <text:p>0.93918</text:p>
          </table:table-cell>
          <table:table-cell office:value-type="float" office:value="0.924747" calcext:value-type="float">
            <text:p>0.924747</text:p>
          </table:table-cell>
          <table:table-cell office:value-type="float" office:value="0.905413" calcext:value-type="float">
            <text:p>0.9054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32274" calcext:value-type="float">
            <text:p>0.932274</text:p>
          </table:table-cell>
          <table:table-cell office:value-type="float" office:value="0.939312" calcext:value-type="float">
            <text:p>0.939312</text:p>
          </table:table-cell>
          <table:table-cell office:value-type="float" office:value="0.925342" calcext:value-type="float">
            <text:p>0.925342</text:p>
          </table:table-cell>
          <table:table-cell office:value-type="float" office:value="0.905899" calcext:value-type="float">
            <text:p>0.9058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3236" calcext:value-type="float">
            <text:p>0.93236</text:p>
          </table:table-cell>
          <table:table-cell office:value-type="float" office:value="0.940305" calcext:value-type="float">
            <text:p>0.940305</text:p>
          </table:table-cell>
          <table:table-cell office:value-type="float" office:value="0.924549" calcext:value-type="float">
            <text:p>0.924549</text:p>
          </table:table-cell>
          <table:table-cell office:value-type="float" office:value="0.906107" calcext:value-type="float">
            <text:p>0.9061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32199" calcext:value-type="float">
            <text:p>0.932199</text:p>
          </table:table-cell>
          <table:table-cell office:value-type="float" office:value="0.941004" calcext:value-type="float">
            <text:p>0.941004</text:p>
          </table:table-cell>
          <table:table-cell office:value-type="float" office:value="0.923557" calcext:value-type="float">
            <text:p>0.923557</text:p>
          </table:table-cell>
          <table:table-cell office:value-type="float" office:value="0.905968" calcext:value-type="float">
            <text:p>0.90596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32499" calcext:value-type="float">
            <text:p>0.932499</text:p>
          </table:table-cell>
          <table:table-cell office:value-type="float" office:value="0.941307" calcext:value-type="float">
            <text:p>0.941307</text:p>
          </table:table-cell>
          <table:table-cell office:value-type="float" office:value="0.923855" calcext:value-type="float">
            <text:p>0.923855</text:p>
          </table:table-cell>
          <table:table-cell office:value-type="float" office:value="0.906384" calcext:value-type="float">
            <text:p>0.90638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33013" calcext:value-type="float">
            <text:p>0.933013</text:p>
          </table:table-cell>
          <table:table-cell office:value-type="float" office:value="0.941634" calcext:value-type="float">
            <text:p>0.941634</text:p>
          </table:table-cell>
          <table:table-cell office:value-type="float" office:value="0.924549" calcext:value-type="float">
            <text:p>0.924549</text:p>
          </table:table-cell>
          <table:table-cell office:value-type="float" office:value="0.907078" calcext:value-type="float">
            <text:p>0.9070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41277" calcext:value-type="float">
            <text:p>0.941277</text:p>
          </table:table-cell>
          <table:table-cell office:value-type="float" office:value="0.924945" calcext:value-type="float">
            <text:p>0.924945</text:p>
          </table:table-cell>
          <table:table-cell office:value-type="float" office:value="0.907078" calcext:value-type="float">
            <text:p>0.90707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33167" calcext:value-type="float">
            <text:p>0.933167</text:p>
          </table:table-cell>
          <table:table-cell office:value-type="float" office:value="0.941741" calcext:value-type="float">
            <text:p>0.941741</text:p>
          </table:table-cell>
          <table:table-cell office:value-type="float" office:value="0.924747" calcext:value-type="float">
            <text:p>0.924747</text:p>
          </table:table-cell>
          <table:table-cell office:value-type="float" office:value="0.907287" calcext:value-type="float">
            <text:p>0.90728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33707" calcext:value-type="float">
            <text:p>0.933707</text:p>
          </table:table-cell>
          <table:table-cell office:value-type="float" office:value="0.94171" calcext:value-type="float">
            <text:p>0.94171</text:p>
          </table:table-cell>
          <table:table-cell office:value-type="float" office:value="0.925838" calcext:value-type="float">
            <text:p>0.925838</text:p>
          </table:table-cell>
          <table:table-cell office:value-type="float" office:value="0.907981" calcext:value-type="float">
            <text:p>0.9079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33427" calcext:value-type="float">
            <text:p>0.933427</text:p>
          </table:table-cell>
          <table:table-cell office:value-type="float" office:value="0.941141" calcext:value-type="float">
            <text:p>0.941141</text:p>
          </table:table-cell>
          <table:table-cell office:value-type="float" office:value="0.925838" calcext:value-type="float">
            <text:p>0.925838</text:p>
          </table:table-cell>
          <table:table-cell office:value-type="float" office:value="0.907564" calcext:value-type="float">
            <text:p>0.9075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32893" calcext:value-type="float">
            <text:p>0.932893</text:p>
          </table:table-cell>
          <table:table-cell office:value-type="float" office:value="0.941082" calcext:value-type="float">
            <text:p>0.941082</text:p>
          </table:table-cell>
          <table:table-cell office:value-type="float" office:value="0.924846" calcext:value-type="float">
            <text:p>0.924846</text:p>
          </table:table-cell>
          <table:table-cell office:value-type="float" office:value="0.90687" calcext:value-type="float">
            <text:p>0.9068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3294" calcext:value-type="float">
            <text:p>0.93294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24846" calcext:value-type="float">
            <text:p>0.924846</text:p>
          </table:table-cell>
          <table:table-cell office:value-type="float" office:value="0.90694" calcext:value-type="float">
            <text:p>0.9069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32773" calcext:value-type="float">
            <text:p>0.932773</text:p>
          </table:table-cell>
          <table:table-cell office:value-type="float" office:value="0.941248" calcext:value-type="float">
            <text:p>0.941248</text:p>
          </table:table-cell>
          <table:table-cell office:value-type="float" office:value="0.92445" calcext:value-type="float">
            <text:p>0.92445</text:p>
          </table:table-cell>
          <table:table-cell office:value-type="float" office:value="0.906731" calcext:value-type="float">
            <text:p>0.9067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32813" calcext:value-type="float">
            <text:p>0.932813</text:p>
          </table:table-cell>
          <table:table-cell office:value-type="float" office:value="0.941432" calcext:value-type="float">
            <text:p>0.941432</text:p>
          </table:table-cell>
          <table:table-cell office:value-type="float" office:value="0.924351" calcext:value-type="float">
            <text:p>0.924351</text:p>
          </table:table-cell>
          <table:table-cell office:value-type="float" office:value="0.906801" calcext:value-type="float">
            <text:p>0.9068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41325" calcext:value-type="float">
            <text:p>0.941325</text:p>
          </table:table-cell>
          <table:table-cell office:value-type="float" office:value="0.924152" calcext:value-type="float">
            <text:p>0.924152</text:p>
          </table:table-cell>
          <table:table-cell office:value-type="float" office:value="0.906593" calcext:value-type="float">
            <text:p>0.90659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32913" calcext:value-type="float">
            <text:p>0.932913</text:p>
          </table:table-cell>
          <table:table-cell office:value-type="float" office:value="0.941533" calcext:value-type="float">
            <text:p>0.941533</text:p>
          </table:table-cell>
          <table:table-cell office:value-type="float" office:value="0.92445" calcext:value-type="float">
            <text:p>0.92445</text:p>
          </table:table-cell>
          <table:table-cell office:value-type="float" office:value="0.90694" calcext:value-type="float">
            <text:p>0.906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3416" calcext:value-type="float">
            <text:p>0.93416</text:p>
          </table:table-cell>
          <table:table-cell office:value-type="float" office:value="0.94212" calcext:value-type="float">
            <text:p>0.94212</text:p>
          </table:table-cell>
          <table:table-cell office:value-type="float" office:value="0.926334" calcext:value-type="float">
            <text:p>0.926334</text:p>
          </table:table-cell>
          <table:table-cell office:value-type="float" office:value="0.908605" calcext:value-type="float">
            <text:p>0.9086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33947" calcext:value-type="float">
            <text:p>0.933947</text:p>
          </table:table-cell>
          <table:table-cell office:value-type="float" office:value="0.942096" calcext:value-type="float">
            <text:p>0.942096</text:p>
          </table:table-cell>
          <table:table-cell office:value-type="float" office:value="0.925937" calcext:value-type="float">
            <text:p>0.925937</text:p>
          </table:table-cell>
          <table:table-cell office:value-type="float" office:value="0.908328" calcext:value-type="float">
            <text:p>0.9083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34147" calcext:value-type="float">
            <text:p>0.934147</text:p>
          </table:table-cell>
          <table:table-cell office:value-type="float" office:value="0.943019" calcext:value-type="float">
            <text:p>0.943019</text:p>
          </table:table-cell>
          <table:table-cell office:value-type="float" office:value="0.925441" calcext:value-type="float">
            <text:p>0.925441</text:p>
          </table:table-cell>
          <table:table-cell office:value-type="float" office:value="0.908675" calcext:value-type="float">
            <text:p>0.9086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3336" calcext:value-type="float">
            <text:p>0.93336</text:p>
          </table:table-cell>
          <table:table-cell office:value-type="float" office:value="0.944202" calcext:value-type="float">
            <text:p>0.944202</text:p>
          </table:table-cell>
          <table:table-cell office:value-type="float" office:value="0.922764" calcext:value-type="float">
            <text:p>0.922764</text:p>
          </table:table-cell>
          <table:table-cell office:value-type="float" office:value="0.907772" calcext:value-type="float">
            <text:p>0.90777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944185" calcext:value-type="float">
            <text:p>0.944185</text:p>
          </table:table-cell>
          <table:table-cell office:value-type="float" office:value="0.922467" calcext:value-type="float">
            <text:p>0.922467</text:p>
          </table:table-cell>
          <table:table-cell office:value-type="float" office:value="0.907564" calcext:value-type="float">
            <text:p>0.90756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33133" calcext:value-type="float">
            <text:p>0.933133</text:p>
          </table:table-cell>
          <table:table-cell office:value-type="float" office:value="0.94436" calcext:value-type="float">
            <text:p>0.94436</text:p>
          </table:table-cell>
          <table:table-cell office:value-type="float" office:value="0.922169" calcext:value-type="float">
            <text:p>0.922169</text:p>
          </table:table-cell>
          <table:table-cell office:value-type="float" office:value="0.907495" calcext:value-type="float">
            <text:p>0.90749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933394" calcext:value-type="float">
            <text:p>0.933394</text:p>
          </table:table-cell>
          <table:table-cell office:value-type="float" office:value="0.944478" calcext:value-type="float">
            <text:p>0.944478</text:p>
          </table:table-cell>
          <table:table-cell office:value-type="float" office:value="0.922566" calcext:value-type="float">
            <text:p>0.922566</text:p>
          </table:table-cell>
          <table:table-cell office:value-type="float" office:value="0.907842" calcext:value-type="float">
            <text:p>0.90784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33414" calcext:value-type="float">
            <text:p>0.933414</text:p>
          </table:table-cell>
          <table:table-cell office:value-type="float" office:value="0.944935" calcext:value-type="float">
            <text:p>0.944935</text:p>
          </table:table-cell>
          <table:table-cell office:value-type="float" office:value="0.922169" calcext:value-type="float">
            <text:p>0.922169</text:p>
          </table:table-cell>
          <table:table-cell office:value-type="float" office:value="0.907911" calcext:value-type="float">
            <text:p>0.90791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33741" calcext:value-type="float">
            <text:p>0.933741</text:p>
          </table:table-cell>
          <table:table-cell office:value-type="float" office:value="0.944879" calcext:value-type="float">
            <text:p>0.944879</text:p>
          </table:table-cell>
          <table:table-cell office:value-type="float" office:value="0.922863" calcext:value-type="float">
            <text:p>0.922863</text:p>
          </table:table-cell>
          <table:table-cell office:value-type="float" office:value="0.908328" calcext:value-type="float">
            <text:p>0.90832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33908" calcext:value-type="float">
            <text:p>0.933908</text:p>
          </table:table-cell>
          <table:table-cell office:value-type="float" office:value="0.944805" calcext:value-type="float">
            <text:p>0.944805</text:p>
          </table:table-cell>
          <table:table-cell office:value-type="float" office:value="0.92326" calcext:value-type="float">
            <text:p>0.92326</text:p>
          </table:table-cell>
          <table:table-cell office:value-type="float" office:value="0.908536" calcext:value-type="float">
            <text:p>0.9085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34162" calcext:value-type="float">
            <text:p>0.934162</text:p>
          </table:table-cell>
          <table:table-cell office:value-type="float" office:value="0.945014" calcext:value-type="float">
            <text:p>0.945014</text:p>
          </table:table-cell>
          <table:table-cell office:value-type="float" office:value="0.923557" calcext:value-type="float">
            <text:p>0.923557</text:p>
          </table:table-cell>
          <table:table-cell office:value-type="float" office:value="0.908883" calcext:value-type="float">
            <text:p>0.90888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34329" calcext:value-type="float">
            <text:p>0.934329</text:p>
          </table:table-cell>
          <table:table-cell office:value-type="float" office:value="0.94494" calcext:value-type="float">
            <text:p>0.94494</text:p>
          </table:table-cell>
          <table:table-cell office:value-type="float" office:value="0.923954" calcext:value-type="float">
            <text:p>0.923954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34577" calcext:value-type="float">
            <text:p>0.934577</text:p>
          </table:table-cell>
          <table:table-cell office:value-type="float" office:value="0.945239" calcext:value-type="float">
            <text:p>0.945239</text:p>
          </table:table-cell>
          <table:table-cell office:value-type="float" office:value="0.924152" calcext:value-type="float">
            <text:p>0.924152</text:p>
          </table:table-cell>
          <table:table-cell office:value-type="float" office:value="0.909438" calcext:value-type="float">
            <text:p>0.90943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934664" calcext:value-type="float">
            <text:p>0.934664</text:p>
          </table:table-cell>
          <table:table-cell office:value-type="float" office:value="0.945521" calcext:value-type="float">
            <text:p>0.945521</text:p>
          </table:table-cell>
          <table:table-cell office:value-type="float" office:value="0.924053" calcext:value-type="float">
            <text:p>0.924053</text:p>
          </table:table-cell>
          <table:table-cell office:value-type="float" office:value="0.909577" calcext:value-type="float">
            <text:p>0.90957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934644" calcext:value-type="float">
            <text:p>0.934644</text:p>
          </table:table-cell>
          <table:table-cell office:value-type="float" office:value="0.945792" calcext:value-type="float">
            <text:p>0.945792</text:p>
          </table:table-cell>
          <table:table-cell office:value-type="float" office:value="0.923756" calcext:value-type="float">
            <text:p>0.923756</text:p>
          </table:table-cell>
          <table:table-cell office:value-type="float" office:value="0.909577" calcext:value-type="float">
            <text:p>0.9095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3443" calcext:value-type="float">
            <text:p>0.93443</text:p>
          </table:table-cell>
          <table:table-cell office:value-type="float" office:value="0.94577" calcext:value-type="float">
            <text:p>0.94577</text:p>
          </table:table-cell>
          <table:table-cell office:value-type="float" office:value="0.923359" calcext:value-type="float">
            <text:p>0.923359</text:p>
          </table:table-cell>
          <table:table-cell office:value-type="float" office:value="0.909299" calcext:value-type="float">
            <text:p>0.9092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934244" calcext:value-type="float">
            <text:p>0.934244</text:p>
          </table:table-cell>
          <table:table-cell office:value-type="float" office:value="0.946116" calcext:value-type="float">
            <text:p>0.946116</text:p>
          </table:table-cell>
          <table:table-cell office:value-type="float" office:value="0.922665" calcext:value-type="float">
            <text:p>0.922665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34418" calcext:value-type="float">
            <text:p>0.934418</text:p>
          </table:table-cell>
          <table:table-cell office:value-type="float" office:value="0.946683" calcext:value-type="float">
            <text:p>0.946683</text:p>
          </table:table-cell>
          <table:table-cell office:value-type="float" office:value="0.922467" calcext:value-type="float">
            <text:p>0.922467</text:p>
          </table:table-cell>
          <table:table-cell office:value-type="float" office:value="0.909368" calcext:value-type="float">
            <text:p>0.90936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34672" calcext:value-type="float">
            <text:p>0.934672</text:p>
          </table:table-cell>
          <table:table-cell office:value-type="float" office:value="0.946892" calcext:value-type="float">
            <text:p>0.946892</text:p>
          </table:table-cell>
          <table:table-cell office:value-type="float" office:value="0.922764" calcext:value-type="float">
            <text:p>0.922764</text:p>
          </table:table-cell>
          <table:table-cell office:value-type="float" office:value="0.909715" calcext:value-type="float">
            <text:p>0.9097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34432" calcext:value-type="float">
            <text:p>0.934432</text:p>
          </table:table-cell>
          <table:table-cell office:value-type="float" office:value="0.947234" calcext:value-type="float">
            <text:p>0.947234</text:p>
          </table:table-cell>
          <table:table-cell office:value-type="float" office:value="0.921971" calcext:value-type="float">
            <text:p>0.921971</text:p>
          </table:table-cell>
          <table:table-cell office:value-type="float" office:value="0.909438" calcext:value-type="float">
            <text:p>0.9094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3464" calcext:value-type="float">
            <text:p>0.93464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2268" calcext:value-type="float">
            <text:p>0.922268</text:p>
          </table:table-cell>
          <table:table-cell office:value-type="float" office:value="0.909715" calcext:value-type="float">
            <text:p>0.90971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934706" calcext:value-type="float">
            <text:p>0.934706</text:p>
          </table:table-cell>
          <table:table-cell office:value-type="float" office:value="0.94717" calcext:value-type="float">
            <text:p>0.94717</text:p>
          </table:table-cell>
          <table:table-cell office:value-type="float" office:value="0.922566" calcext:value-type="float">
            <text:p>0.922566</text:p>
          </table:table-cell>
          <table:table-cell office:value-type="float" office:value="0.909785" calcext:value-type="float">
            <text:p>0.90978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34927" calcext:value-type="float">
            <text:p>0.934927</text:p>
          </table:table-cell>
          <table:table-cell office:value-type="float" office:value="0.947101" calcext:value-type="float">
            <text:p>0.947101</text:p>
          </table:table-cell>
          <table:table-cell office:value-type="float" office:value="0.923062" calcext:value-type="float">
            <text:p>0.923062</text:p>
          </table:table-cell>
          <table:table-cell office:value-type="float" office:value="0.910062" calcext:value-type="float">
            <text:p>0.91006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934946" calcext:value-type="float">
            <text:p>0.934946</text:p>
          </table:table-cell>
          <table:table-cell office:value-type="float" office:value="0.946828" calcext:value-type="float">
            <text:p>0.946828</text:p>
          </table:table-cell>
          <table:table-cell office:value-type="float" office:value="0.923359" calcext:value-type="float">
            <text:p>0.923359</text:p>
          </table:table-cell>
          <table:table-cell office:value-type="float" office:value="0.910062" calcext:value-type="float">
            <text:p>0.91006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34625" calcext:value-type="float">
            <text:p>0.934625</text:p>
          </table:table-cell>
          <table:table-cell office:value-type="float" office:value="0.946796" calcext:value-type="float">
            <text:p>0.946796</text:p>
          </table:table-cell>
          <table:table-cell office:value-type="float" office:value="0.922764" calcext:value-type="float">
            <text:p>0.922764</text:p>
          </table:table-cell>
          <table:table-cell office:value-type="float" office:value="0.909646" calcext:value-type="float">
            <text:p>0.9096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934485" calcext:value-type="float">
            <text:p>0.934485</text:p>
          </table:table-cell>
          <table:table-cell office:value-type="float" office:value="0.946507" calcext:value-type="float">
            <text:p>0.946507</text:p>
          </table:table-cell>
          <table:table-cell office:value-type="float" office:value="0.922764" calcext:value-type="float">
            <text:p>0.922764</text:p>
          </table:table-cell>
          <table:table-cell office:value-type="float" office:value="0.909438" calcext:value-type="float">
            <text:p>0.90943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34605" calcext:value-type="float">
            <text:p>0.934605</text:p>
          </table:table-cell>
          <table:table-cell office:value-type="float" office:value="0.946336" calcext:value-type="float">
            <text:p>0.946336</text:p>
          </table:table-cell>
          <table:table-cell office:value-type="float" office:value="0.923161" calcext:value-type="float">
            <text:p>0.923161</text:p>
          </table:table-cell>
          <table:table-cell office:value-type="float" office:value="0.909577" calcext:value-type="float">
            <text:p>0.90957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934478" calcext:value-type="float">
            <text:p>0.934478</text:p>
          </table:table-cell>
          <table:table-cell office:value-type="float" office:value="0.946597" calcext:value-type="float">
            <text:p>0.946597</text:p>
          </table:table-cell>
          <table:table-cell office:value-type="float" office:value="0.922665" calcext:value-type="float">
            <text:p>0.922665</text:p>
          </table:table-cell>
          <table:table-cell office:value-type="float" office:value="0.909438" calcext:value-type="float">
            <text:p>0.90943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34464" calcext:value-type="float">
            <text:p>0.934464</text:p>
          </table:table-cell>
          <table:table-cell office:value-type="float" office:value="0.946048" calcext:value-type="float">
            <text:p>0.946048</text:p>
          </table:table-cell>
          <table:table-cell office:value-type="float" office:value="0.923161" calcext:value-type="float">
            <text:p>0.923161</text:p>
          </table:table-cell>
          <table:table-cell office:value-type="float" office:value="0.909368" calcext:value-type="float">
            <text:p>0.90936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934498" calcext:value-type="float">
            <text:p>0.934498</text:p>
          </table:table-cell>
          <table:table-cell office:value-type="float" office:value="0.946325" calcext:value-type="float">
            <text:p>0.946325</text:p>
          </table:table-cell>
          <table:table-cell office:value-type="float" office:value="0.922963" calcext:value-type="float">
            <text:p>0.922963</text:p>
          </table:table-cell>
          <table:table-cell office:value-type="float" office:value="0.909438" calcext:value-type="float">
            <text:p>0.9094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34472" calcext:value-type="float">
            <text:p>0.934472</text:p>
          </table:table-cell>
          <table:table-cell office:value-type="float" office:value="0.946688" calcext:value-type="float">
            <text:p>0.946688</text:p>
          </table:table-cell>
          <table:table-cell office:value-type="float" office:value="0.922566" calcext:value-type="float">
            <text:p>0.922566</text:p>
          </table:table-cell>
          <table:table-cell office:value-type="float" office:value="0.909438" calcext:value-type="float">
            <text:p>0.90943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934499" calcext:value-type="float">
            <text:p>0.934499</text:p>
          </table:table-cell>
          <table:table-cell office:value-type="float" office:value="0.947058" calcext:value-type="float">
            <text:p>0.947058</text:p>
          </table:table-cell>
          <table:table-cell office:value-type="float" office:value="0.922268" calcext:value-type="float">
            <text:p>0.922268</text:p>
          </table:table-cell>
          <table:table-cell office:value-type="float" office:value="0.909507" calcext:value-type="float">
            <text:p>0.90950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934479" calcext:value-type="float">
            <text:p>0.934479</text:p>
          </table:table-cell>
          <table:table-cell office:value-type="float" office:value="0.947331" calcext:value-type="float">
            <text:p>0.947331</text:p>
          </table:table-cell>
          <table:table-cell office:value-type="float" office:value="0.921971" calcext:value-type="float">
            <text:p>0.921971</text:p>
          </table:table-cell>
          <table:table-cell office:value-type="float" office:value="0.909507" calcext:value-type="float">
            <text:p>0.9095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934412" calcext:value-type="float">
            <text:p>0.934412</text:p>
          </table:table-cell>
          <table:table-cell office:value-type="float" office:value="0.947508" calcext:value-type="float">
            <text:p>0.947508</text:p>
          </table:table-cell>
          <table:table-cell office:value-type="float" office:value="0.921674" calcext:value-type="float">
            <text:p>0.921674</text:p>
          </table:table-cell>
          <table:table-cell office:value-type="float" office:value="0.909438" calcext:value-type="float">
            <text:p>0.90943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34138" calcext:value-type="float">
            <text:p>0.934138</text:p>
          </table:table-cell>
          <table:table-cell office:value-type="float" office:value="0.947572" calcext:value-type="float">
            <text:p>0.947572</text:p>
          </table:table-cell>
          <table:table-cell office:value-type="float" office:value="0.921079" calcext:value-type="float">
            <text:p>0.921079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34138" calcext:value-type="float">
            <text:p>0.934138</text:p>
          </table:table-cell>
          <table:table-cell office:value-type="float" office:value="0.947572" calcext:value-type="float">
            <text:p>0.947572</text:p>
          </table:table-cell>
          <table:table-cell office:value-type="float" office:value="0.921079" calcext:value-type="float">
            <text:p>0.921079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934058" calcext:value-type="float">
            <text:p>0.934058</text:p>
          </table:table-cell>
          <table:table-cell office:value-type="float" office:value="0.947933" calcext:value-type="float">
            <text:p>0.947933</text:p>
          </table:table-cell>
          <table:table-cell office:value-type="float" office:value="0.920583" calcext:value-type="float">
            <text:p>0.920583</text:p>
          </table:table-cell>
          <table:table-cell office:value-type="float" office:value="0.909022" calcext:value-type="float">
            <text:p>0.90902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934071" calcext:value-type="float">
            <text:p>0.934071</text:p>
          </table:table-cell>
          <table:table-cell office:value-type="float" office:value="0.94775" calcext:value-type="float">
            <text:p>0.94775</text:p>
          </table:table-cell>
          <table:table-cell office:value-type="float" office:value="0.920781" calcext:value-type="float">
            <text:p>0.920781</text:p>
          </table:table-cell>
          <table:table-cell office:value-type="float" office:value="0.909022" calcext:value-type="float">
            <text:p>0.90902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934178" calcext:value-type="float">
            <text:p>0.934178</text:p>
          </table:table-cell>
          <table:table-cell office:value-type="float" office:value="0.94776" calcext:value-type="float">
            <text:p>0.94776</text:p>
          </table:table-cell>
          <table:table-cell office:value-type="float" office:value="0.92098" calcext:value-type="float">
            <text:p>0.92098</text:p>
          </table:table-cell>
          <table:table-cell office:value-type="float" office:value="0.90916" calcext:value-type="float">
            <text:p>0.909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934078" calcext:value-type="float">
            <text:p>0.934078</text:p>
          </table:table-cell>
          <table:table-cell office:value-type="float" office:value="0.947658" calcext:value-type="float">
            <text:p>0.947658</text:p>
          </table:table-cell>
          <table:table-cell office:value-type="float" office:value="0.92088" calcext:value-type="float">
            <text:p>0.92088</text:p>
          </table:table-cell>
          <table:table-cell office:value-type="float" office:value="0.909022" calcext:value-type="float">
            <text:p>0.9090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33944" calcext:value-type="float">
            <text:p>0.933944</text:p>
          </table:table-cell>
          <table:table-cell office:value-type="float" office:value="0.948013" calcext:value-type="float">
            <text:p>0.948013</text:p>
          </table:table-cell>
          <table:table-cell office:value-type="float" office:value="0.920286" calcext:value-type="float">
            <text:p>0.920286</text:p>
          </table:table-cell>
          <table:table-cell office:value-type="float" office:value="0.908883" calcext:value-type="float">
            <text:p>0.90888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933622" calcext:value-type="float">
            <text:p>0.933622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0.919691" calcext:value-type="float">
            <text:p>0.919691</text:p>
          </table:table-cell>
          <table:table-cell office:value-type="float" office:value="0.908466" calcext:value-type="float">
            <text:p>0.90846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33789" calcext:value-type="float">
            <text:p>0.933789</text:p>
          </table:table-cell>
          <table:table-cell office:value-type="float" office:value="0.947906" calcext:value-type="float">
            <text:p>0.947906</text:p>
          </table:table-cell>
          <table:table-cell office:value-type="float" office:value="0.920087" calcext:value-type="float">
            <text:p>0.920087</text:p>
          </table:table-cell>
          <table:table-cell office:value-type="float" office:value="0.908675" calcext:value-type="float">
            <text:p>0.90867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934064" calcext:value-type="float">
            <text:p>0.934064</text:p>
          </table:table-cell>
          <table:table-cell office:value-type="float" office:value="0.947841" calcext:value-type="float">
            <text:p>0.947841</text:p>
          </table:table-cell>
          <table:table-cell office:value-type="float" office:value="0.920682" calcext:value-type="float">
            <text:p>0.920682</text:p>
          </table:table-cell>
          <table:table-cell office:value-type="float" office:value="0.909022" calcext:value-type="float">
            <text:p>0.90902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34125" calcext:value-type="float">
            <text:p>0.934125</text:p>
          </table:table-cell>
          <table:table-cell office:value-type="float" office:value="0.947755" calcext:value-type="float">
            <text:p>0.947755</text:p>
          </table:table-cell>
          <table:table-cell office:value-type="float" office:value="0.92088" calcext:value-type="float">
            <text:p>0.92088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34118" calcext:value-type="float">
            <text:p>0.934118</text:p>
          </table:table-cell>
          <table:table-cell office:value-type="float" office:value="0.947846" calcext:value-type="float">
            <text:p>0.947846</text:p>
          </table:table-cell>
          <table:table-cell office:value-type="float" office:value="0.920781" calcext:value-type="float">
            <text:p>0.920781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33897" calcext:value-type="float">
            <text:p>0.933897</text:p>
          </table:table-cell>
          <table:table-cell office:value-type="float" office:value="0.947917" calcext:value-type="float">
            <text:p>0.947917</text:p>
          </table:table-cell>
          <table:table-cell office:value-type="float" office:value="0.920286" calcext:value-type="float">
            <text:p>0.920286</text:p>
          </table:table-cell>
          <table:table-cell office:value-type="float" office:value="0.908813" calcext:value-type="float">
            <text:p>0.9088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3395" calcext:value-type="float">
            <text:p>0.93395</text:p>
          </table:table-cell>
          <table:table-cell office:value-type="float" office:value="0.947922" calcext:value-type="float">
            <text:p>0.947922</text:p>
          </table:table-cell>
          <table:table-cell office:value-type="float" office:value="0.920385" calcext:value-type="float">
            <text:p>0.920385</text:p>
          </table:table-cell>
          <table:table-cell office:value-type="float" office:value="0.908883" calcext:value-type="float">
            <text:p>0.90888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33903" calcext:value-type="float">
            <text:p>0.933903</text:p>
          </table:table-cell>
          <table:table-cell office:value-type="float" office:value="0.947825" calcext:value-type="float">
            <text:p>0.947825</text:p>
          </table:table-cell>
          <table:table-cell office:value-type="float" office:value="0.920385" calcext:value-type="float">
            <text:p>0.920385</text:p>
          </table:table-cell>
          <table:table-cell office:value-type="float" office:value="0.908813" calcext:value-type="float">
            <text:p>0.9088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3385" calcext:value-type="float">
            <text:p>0.93385</text:p>
          </table:table-cell>
          <table:table-cell office:value-type="float" office:value="0.94782" calcext:value-type="float">
            <text:p>0.94782</text:p>
          </table:table-cell>
          <table:table-cell office:value-type="float" office:value="0.920286" calcext:value-type="float">
            <text:p>0.920286</text:p>
          </table:table-cell>
          <table:table-cell office:value-type="float" office:value="0.908744" calcext:value-type="float">
            <text:p>0.908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04:58:54.797000000</dc:date>
    <meta:editing-duration>PT13M41S</meta:editing-duration>
    <meta:editing-cycles>1</meta:editing-cycles>
    <meta:document-statistic meta:table-count="1" meta:cell-count="500" meta:object-count="1"/>
    <meta:generator>LibreOffice/5.3.0.3$Windows_X86_64 LibreOffice_project/7074905676c47b82bbcfbea1aeefc84afe1c50e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71cm" svg:height="20.234cm" xlink:href=".." xlink:type="simple" chart:class="chart:scatter" chart:style-name="ch1">
        <chart:legend chart:legend-position="end" svg:x="32.26cm" svg:y="9.101cm" style:legend-expansion="high" chart:style-name="ch2"/>
        <chart:plot-area chart:style-name="ch3" table:cell-range-address="output.A1:output.E100" chart:data-source-has-labels="row" svg:x="0.703cm" svg:y="0.404cm" svg:width="30.854cm" svg:height="19.426cm">
          <chartooo:coordinate-region svg:x="1.631cm" svg:y="0.596cm" svg:width="29.543cm" svg:height="18.6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B2:output.B100" chart:label-cell-address="output.B1:output.B1" chart:class="chart:scatter">
            <chart:domain table:cell-range-address="output.A2:output.A100"/>
            <chart:data-point chart:repeated="99"/>
          </chart:series>
          <chart:series chart:style-name="ch7" chart:values-cell-range-address="output.C2:output.C100" chart:label-cell-address="output.C1:output.C1" chart:class="chart:scatter">
            <chart:data-point chart:repeated="99"/>
          </chart:series>
          <chart:series chart:style-name="ch8" chart:values-cell-range-address="output.D2:output.D100" chart:label-cell-address="output.D1:output.D1" chart:class="chart:scatter">
            <chart:data-point chart:repeated="99"/>
          </chart:series>
          <chart:series chart:style-name="ch9" chart:values-cell-range-address="output.E2:output.E100" chart:label-cell-address="output.E1:output.E1" chart:class="chart:scatte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F1</text:p>
                <draw:g>
                  <svg:desc>output.B1:output.B1</svg:desc>
                </draw:g>
              </table:table-cell>
              <table:table-cell office:value-type="string">
                <text:p> precision</text:p>
                <draw:g>
                  <svg:desc>output.C1:output.C1</svg:desc>
                </draw:g>
              </table:table-cell>
              <table:table-cell office:value-type="string">
                <text:p> recall</text:p>
                <draw:g>
                  <svg:desc>output.D1:output.D1</svg:desc>
                </draw:g>
              </table:table-cell>
              <table:table-cell office:value-type="string">
                <text:p> accuracy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utput.A2:output.A100</svg:desc>
                </draw:g>
              </table:table-cell>
              <table:table-cell office:value-type="float" office:value="0.892775">
                <text:p>0.892775</text:p>
                <draw:g>
                  <svg:desc>output.B2:output.B100</svg:desc>
                </draw:g>
              </table:table-cell>
              <table:table-cell office:value-type="float" office:value="0.834915">
                <text:p>0.834915</text:p>
                <draw:g>
                  <svg:desc>output.C2:output.C100</svg:desc>
                </draw:g>
              </table:table-cell>
              <table:table-cell office:value-type="float" office:value="0.95925">
                <text:p>0.95925</text:p>
                <draw:g>
                  <svg:desc>output.D2:output.D100</svg:desc>
                </draw:g>
              </table:table-cell>
              <table:table-cell office:value-type="float" office:value="0.838723">
                <text:p>0.838723</text:p>
                <draw:g>
                  <svg:desc>output.E2:output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898808">
                <text:p>0.898808</text:p>
              </table:table-cell>
              <table:table-cell office:value-type="float" office:value="0.850208">
                <text:p>0.850208</text:p>
              </table:table-cell>
              <table:table-cell office:value-type="float" office:value="0.953302">
                <text:p>0.953302</text:p>
              </table:table-cell>
              <table:table-cell office:value-type="float" office:value="0.849757">
                <text:p>0.849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90762">
                <text:p>0.90762</text:p>
              </table:table-cell>
              <table:table-cell office:value-type="float" office:value="0.867843">
                <text:p>0.867843</text:p>
              </table:table-cell>
              <table:table-cell office:value-type="float" office:value="0.95122">
                <text:p>0.95122</text:p>
              </table:table-cell>
              <table:table-cell office:value-type="float" office:value="0.864469">
                <text:p>0.864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11106">
                <text:p>0.911106</text:p>
              </table:table-cell>
              <table:table-cell office:value-type="float" office:value="0.875583">
                <text:p>0.875583</text:p>
              </table:table-cell>
              <table:table-cell office:value-type="float" office:value="0.949633">
                <text:p>0.949633</text:p>
              </table:table-cell>
              <table:table-cell office:value-type="float" office:value="0.870298">
                <text:p>0.870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13866">
                <text:p>0.913866</text:p>
              </table:table-cell>
              <table:table-cell office:value-type="float" office:value="0.885962">
                <text:p>0.885962</text:p>
              </table:table-cell>
              <table:table-cell office:value-type="float" office:value="0.943585">
                <text:p>0.943585</text:p>
              </table:table-cell>
              <table:table-cell office:value-type="float" office:value="0.875503">
                <text:p>0.875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916268">
                <text:p>0.916268</text:p>
              </table:table-cell>
              <table:table-cell office:value-type="float" office:value="0.893601">
                <text:p>0.893601</text:p>
              </table:table-cell>
              <table:table-cell office:value-type="float" office:value="0.940115">
                <text:p>0.940115</text:p>
              </table:table-cell>
              <table:table-cell office:value-type="float" office:value="0.879736">
                <text:p>0.879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916546">
                <text:p>0.916546</text:p>
              </table:table-cell>
              <table:table-cell office:value-type="float" office:value="0.891545">
                <text:p>0.891545</text:p>
              </table:table-cell>
              <table:table-cell office:value-type="float" office:value="0.94299">
                <text:p>0.94299</text:p>
              </table:table-cell>
              <table:table-cell office:value-type="float" office:value="0.879806">
                <text:p>0.879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917477">
                <text:p>0.917477</text:p>
              </table:table-cell>
              <table:table-cell office:value-type="float" office:value="0.896265">
                <text:p>0.896265</text:p>
              </table:table-cell>
              <table:table-cell office:value-type="float" office:value="0.939718">
                <text:p>0.939718</text:p>
              </table:table-cell>
              <table:table-cell office:value-type="float" office:value="0.881679">
                <text:p>0.881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19042">
                <text:p>0.919042</text:p>
              </table:table-cell>
              <table:table-cell office:value-type="float" office:value="0.900714">
                <text:p>0.900714</text:p>
              </table:table-cell>
              <table:table-cell office:value-type="float" office:value="0.938132">
                <text:p>0.938132</text:p>
              </table:table-cell>
              <table:table-cell office:value-type="float" office:value="0.884316">
                <text:p>0.884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921346">
                <text:p>0.921346</text:p>
              </table:table-cell>
              <table:table-cell office:value-type="float" office:value="0.905427">
                <text:p>0.905427</text:p>
              </table:table-cell>
              <table:table-cell office:value-type="float" office:value="0.937835">
                <text:p>0.937835</text:p>
              </table:table-cell>
              <table:table-cell office:value-type="float" office:value="0.887925">
                <text:p>0.887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923092">
                <text:p>0.923092</text:p>
              </table:table-cell>
              <table:table-cell office:value-type="float" office:value="0.910019">
                <text:p>0.910019</text:p>
              </table:table-cell>
              <table:table-cell office:value-type="float" office:value="0.936546">
                <text:p>0.936546</text:p>
              </table:table-cell>
              <table:table-cell office:value-type="float" office:value="0.89077">
                <text:p>0.89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926094">
                <text:p>0.926094</text:p>
              </table:table-cell>
              <table:table-cell office:value-type="float" office:value="0.913891">
                <text:p>0.913891</text:p>
              </table:table-cell>
              <table:table-cell office:value-type="float" office:value="0.938628">
                <text:p>0.938628</text:p>
              </table:table-cell>
              <table:table-cell office:value-type="float" office:value="0.895142">
                <text:p>0.895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926573">
                <text:p>0.926573</text:p>
              </table:table-cell>
              <table:table-cell office:value-type="float" office:value="0.917477">
                <text:p>0.917477</text:p>
              </table:table-cell>
              <table:table-cell office:value-type="float" office:value="0.935852">
                <text:p>0.935852</text:p>
              </table:table-cell>
              <table:table-cell office:value-type="float" office:value="0.896183">
                <text:p>0.896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927431">
                <text:p>0.927431</text:p>
              </table:table-cell>
              <table:table-cell office:value-type="float" office:value="0.919256">
                <text:p>0.919256</text:p>
              </table:table-cell>
              <table:table-cell office:value-type="float" office:value="0.935753">
                <text:p>0.935753</text:p>
              </table:table-cell>
              <table:table-cell office:value-type="float" office:value="0.897502">
                <text:p>0.897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928105">
                <text:p>0.928105</text:p>
              </table:table-cell>
              <table:table-cell office:value-type="float" office:value="0.920101">
                <text:p>0.920101</text:p>
              </table:table-cell>
              <table:table-cell office:value-type="float" office:value="0.936248">
                <text:p>0.936248</text:p>
              </table:table-cell>
              <table:table-cell office:value-type="float" office:value="0.898473">
                <text:p>0.898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928976">
                <text:p>0.928976</text:p>
              </table:table-cell>
              <table:table-cell office:value-type="float" office:value="0.922393">
                <text:p>0.922393</text:p>
              </table:table-cell>
              <table:table-cell office:value-type="float" office:value="0.935653">
                <text:p>0.935653</text:p>
              </table:table-cell>
              <table:table-cell office:value-type="float" office:value="0.899861">
                <text:p>0.899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929868">
                <text:p>0.929868</text:p>
              </table:table-cell>
              <table:table-cell office:value-type="float" office:value="0.925123">
                <text:p>0.925123</text:p>
              </table:table-cell>
              <table:table-cell office:value-type="float" office:value="0.934662">
                <text:p>0.934662</text:p>
              </table:table-cell>
              <table:table-cell office:value-type="float" office:value="0.901319">
                <text:p>0.901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928998">
                <text:p>0.928998</text:p>
              </table:table-cell>
              <table:table-cell office:value-type="float" office:value="0.925933">
                <text:p>0.925933</text:p>
              </table:table-cell>
              <table:table-cell office:value-type="float" office:value="0.932084">
                <text:p>0.932084</text:p>
              </table:table-cell>
              <table:table-cell office:value-type="float" office:value="0.900278">
                <text:p>0.900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929023">
                <text:p>0.929023</text:p>
              </table:table-cell>
              <table:table-cell office:value-type="float" office:value="0.926276">
                <text:p>0.926276</text:p>
              </table:table-cell>
              <table:table-cell office:value-type="float" office:value="0.931787">
                <text:p>0.931787</text:p>
              </table:table-cell>
              <table:table-cell office:value-type="float" office:value="0.900347">
                <text:p>0.900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929189">
                <text:p>0.929189</text:p>
              </table:table-cell>
              <table:table-cell office:value-type="float" office:value="0.926214">
                <text:p>0.926214</text:p>
              </table:table-cell>
              <table:table-cell office:value-type="float" office:value="0.932183">
                <text:p>0.932183</text:p>
              </table:table-cell>
              <table:table-cell office:value-type="float" office:value="0.900555">
                <text:p>0.900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929878">
                <text:p>0.929878</text:p>
              </table:table-cell>
              <table:table-cell office:value-type="float" office:value="0.927585">
                <text:p>0.927585</text:p>
              </table:table-cell>
              <table:table-cell office:value-type="float" office:value="0.932183">
                <text:p>0.932183</text:p>
              </table:table-cell>
              <table:table-cell office:value-type="float" office:value="0.901596">
                <text:p>0.901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930288">
                <text:p>0.930288</text:p>
              </table:table-cell>
              <table:table-cell office:value-type="float" office:value="0.927811">
                <text:p>0.927811</text:p>
              </table:table-cell>
              <table:table-cell office:value-type="float" office:value="0.932778">
                <text:p>0.932778</text:p>
              </table:table-cell>
              <table:table-cell office:value-type="float" office:value="0.902151">
                <text:p>0.902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930454">
                <text:p>0.930454</text:p>
              </table:table-cell>
              <table:table-cell office:value-type="float" office:value="0.929717">
                <text:p>0.929717</text:p>
              </table:table-cell>
              <table:table-cell office:value-type="float" office:value="0.931192">
                <text:p>0.931192</text:p>
              </table:table-cell>
              <table:table-cell office:value-type="float" office:value="0.902568">
                <text:p>0.902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929787">
                <text:p>0.929787</text:p>
              </table:table-cell>
              <table:table-cell office:value-type="float" office:value="0.930665">
                <text:p>0.930665</text:p>
              </table:table-cell>
              <table:table-cell office:value-type="float" office:value="0.928911">
                <text:p>0.928911</text:p>
              </table:table-cell>
              <table:table-cell office:value-type="float" office:value="0.901804">
                <text:p>0.901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930473">
                <text:p>0.930473</text:p>
              </table:table-cell>
              <table:table-cell office:value-type="float" office:value="0.932139">
                <text:p>0.932139</text:p>
              </table:table-cell>
              <table:table-cell office:value-type="float" office:value="0.928812">
                <text:p>0.928812</text:p>
              </table:table-cell>
              <table:table-cell office:value-type="float" office:value="0.902845">
                <text:p>0.902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931259">
                <text:p>0.931259</text:p>
              </table:table-cell>
              <table:table-cell office:value-type="float" office:value="0.933719">
                <text:p>0.933719</text:p>
              </table:table-cell>
              <table:table-cell office:value-type="float" office:value="0.928812">
                <text:p>0.928812</text:p>
              </table:table-cell>
              <table:table-cell office:value-type="float" office:value="0.904025">
                <text:p>0.904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931179">
                <text:p>0.931179</text:p>
              </table:table-cell>
              <table:table-cell office:value-type="float" office:value="0.934058">
                <text:p>0.934058</text:p>
              </table:table-cell>
              <table:table-cell office:value-type="float" office:value="0.928316">
                <text:p>0.928316</text:p>
              </table:table-cell>
              <table:table-cell office:value-type="float" office:value="0.903956">
                <text:p>0.903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931257">
                <text:p>0.931257</text:p>
              </table:table-cell>
              <table:table-cell office:value-type="float" office:value="0.934418">
                <text:p>0.934418</text:p>
              </table:table-cell>
              <table:table-cell office:value-type="float" office:value="0.928118">
                <text:p>0.928118</text:p>
              </table:table-cell>
              <table:table-cell office:value-type="float" office:value="0.904094">
                <text:p>0.904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931447">
                <text:p>0.931447</text:p>
              </table:table-cell>
              <table:table-cell office:value-type="float" office:value="0.936111">
                <text:p>0.936111</text:p>
              </table:table-cell>
              <table:table-cell office:value-type="float" office:value="0.926829">
                <text:p>0.926829</text:p>
              </table:table-cell>
              <table:table-cell office:value-type="float" office:value="0.904511">
                <text:p>0.904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931151">
                <text:p>0.931151</text:p>
              </table:table-cell>
              <table:table-cell office:value-type="float" office:value="0.937136">
                <text:p>0.937136</text:p>
              </table:table-cell>
              <table:table-cell office:value-type="float" office:value="0.925243">
                <text:p>0.925243</text:p>
              </table:table-cell>
              <table:table-cell office:value-type="float" office:value="0.904233">
                <text:p>0.904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93143">
                <text:p>0.93143</text:p>
              </table:table-cell>
              <table:table-cell office:value-type="float" office:value="0.937701">
                <text:p>0.937701</text:p>
              </table:table-cell>
              <table:table-cell office:value-type="float" office:value="0.925243">
                <text:p>0.925243</text:p>
              </table:table-cell>
              <table:table-cell office:value-type="float" office:value="0.90465">
                <text:p>0.90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931317">
                <text:p>0.931317</text:p>
              </table:table-cell>
              <table:table-cell office:value-type="float" office:value="0.937776">
                <text:p>0.937776</text:p>
              </table:table-cell>
              <table:table-cell office:value-type="float" office:value="0.924945">
                <text:p>0.924945</text:p>
              </table:table-cell>
              <table:table-cell office:value-type="float" office:value="0.904511">
                <text:p>0.904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931662">
                <text:p>0.931662</text:p>
              </table:table-cell>
              <table:table-cell office:value-type="float" office:value="0.938884">
                <text:p>0.938884</text:p>
              </table:table-cell>
              <table:table-cell office:value-type="float" office:value="0.924549">
                <text:p>0.924549</text:p>
              </table:table-cell>
              <table:table-cell office:value-type="float" office:value="0.905066">
                <text:p>0.905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931908">
                <text:p>0.931908</text:p>
              </table:table-cell>
              <table:table-cell office:value-type="float" office:value="0.93918">
                <text:p>0.93918</text:p>
              </table:table-cell>
              <table:table-cell office:value-type="float" office:value="0.924747">
                <text:p>0.924747</text:p>
              </table:table-cell>
              <table:table-cell office:value-type="float" office:value="0.905413">
                <text:p>0.90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932274">
                <text:p>0.932274</text:p>
              </table:table-cell>
              <table:table-cell office:value-type="float" office:value="0.939312">
                <text:p>0.939312</text:p>
              </table:table-cell>
              <table:table-cell office:value-type="float" office:value="0.925342">
                <text:p>0.925342</text:p>
              </table:table-cell>
              <table:table-cell office:value-type="float" office:value="0.905899">
                <text:p>0.905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93236">
                <text:p>0.93236</text:p>
              </table:table-cell>
              <table:table-cell office:value-type="float" office:value="0.940305">
                <text:p>0.940305</text:p>
              </table:table-cell>
              <table:table-cell office:value-type="float" office:value="0.924549">
                <text:p>0.924549</text:p>
              </table:table-cell>
              <table:table-cell office:value-type="float" office:value="0.906107">
                <text:p>0.906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932199">
                <text:p>0.932199</text:p>
              </table:table-cell>
              <table:table-cell office:value-type="float" office:value="0.941004">
                <text:p>0.941004</text:p>
              </table:table-cell>
              <table:table-cell office:value-type="float" office:value="0.923557">
                <text:p>0.923557</text:p>
              </table:table-cell>
              <table:table-cell office:value-type="float" office:value="0.905968">
                <text:p>0.905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932499">
                <text:p>0.932499</text:p>
              </table:table-cell>
              <table:table-cell office:value-type="float" office:value="0.941307">
                <text:p>0.941307</text:p>
              </table:table-cell>
              <table:table-cell office:value-type="float" office:value="0.923855">
                <text:p>0.923855</text:p>
              </table:table-cell>
              <table:table-cell office:value-type="float" office:value="0.906384">
                <text:p>0.906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933013">
                <text:p>0.933013</text:p>
              </table:table-cell>
              <table:table-cell office:value-type="float" office:value="0.941634">
                <text:p>0.941634</text:p>
              </table:table-cell>
              <table:table-cell office:value-type="float" office:value="0.924549">
                <text:p>0.924549</text:p>
              </table:table-cell>
              <table:table-cell office:value-type="float" office:value="0.907078">
                <text:p>0.907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93304">
                <text:p>0.93304</text:p>
              </table:table-cell>
              <table:table-cell office:value-type="float" office:value="0.941277">
                <text:p>0.941277</text:p>
              </table:table-cell>
              <table:table-cell office:value-type="float" office:value="0.924945">
                <text:p>0.924945</text:p>
              </table:table-cell>
              <table:table-cell office:value-type="float" office:value="0.907078">
                <text:p>0.907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933167">
                <text:p>0.933167</text:p>
              </table:table-cell>
              <table:table-cell office:value-type="float" office:value="0.941741">
                <text:p>0.941741</text:p>
              </table:table-cell>
              <table:table-cell office:value-type="float" office:value="0.924747">
                <text:p>0.924747</text:p>
              </table:table-cell>
              <table:table-cell office:value-type="float" office:value="0.907287">
                <text:p>0.907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933707">
                <text:p>0.933707</text:p>
              </table:table-cell>
              <table:table-cell office:value-type="float" office:value="0.94171">
                <text:p>0.94171</text:p>
              </table:table-cell>
              <table:table-cell office:value-type="float" office:value="0.925838">
                <text:p>0.925838</text:p>
              </table:table-cell>
              <table:table-cell office:value-type="float" office:value="0.907981">
                <text:p>0.907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933427">
                <text:p>0.933427</text:p>
              </table:table-cell>
              <table:table-cell office:value-type="float" office:value="0.941141">
                <text:p>0.941141</text:p>
              </table:table-cell>
              <table:table-cell office:value-type="float" office:value="0.925838">
                <text:p>0.925838</text:p>
              </table:table-cell>
              <table:table-cell office:value-type="float" office:value="0.907564">
                <text:p>0.907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932893">
                <text:p>0.932893</text:p>
              </table:table-cell>
              <table:table-cell office:value-type="float" office:value="0.941082">
                <text:p>0.941082</text:p>
              </table:table-cell>
              <table:table-cell office:value-type="float" office:value="0.924846">
                <text:p>0.924846</text:p>
              </table:table-cell>
              <table:table-cell office:value-type="float" office:value="0.90687">
                <text:p>0.906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93294">
                <text:p>0.93294</text:p>
              </table:table-cell>
              <table:table-cell office:value-type="float" office:value="0.941176">
                <text:p>0.941176</text:p>
              </table:table-cell>
              <table:table-cell office:value-type="float" office:value="0.924846">
                <text:p>0.924846</text:p>
              </table:table-cell>
              <table:table-cell office:value-type="float" office:value="0.90694">
                <text:p>0.9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932773">
                <text:p>0.932773</text:p>
              </table:table-cell>
              <table:table-cell office:value-type="float" office:value="0.941248">
                <text:p>0.941248</text:p>
              </table:table-cell>
              <table:table-cell office:value-type="float" office:value="0.92445">
                <text:p>0.92445</text:p>
              </table:table-cell>
              <table:table-cell office:value-type="float" office:value="0.906731">
                <text:p>0.906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932813">
                <text:p>0.932813</text:p>
              </table:table-cell>
              <table:table-cell office:value-type="float" office:value="0.941432">
                <text:p>0.941432</text:p>
              </table:table-cell>
              <table:table-cell office:value-type="float" office:value="0.924351">
                <text:p>0.924351</text:p>
              </table:table-cell>
              <table:table-cell office:value-type="float" office:value="0.906801">
                <text:p>0.906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93266">
                <text:p>0.93266</text:p>
              </table:table-cell>
              <table:table-cell office:value-type="float" office:value="0.941325">
                <text:p>0.941325</text:p>
              </table:table-cell>
              <table:table-cell office:value-type="float" office:value="0.924152">
                <text:p>0.924152</text:p>
              </table:table-cell>
              <table:table-cell office:value-type="float" office:value="0.906593">
                <text:p>0.906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932913">
                <text:p>0.932913</text:p>
              </table:table-cell>
              <table:table-cell office:value-type="float" office:value="0.941533">
                <text:p>0.941533</text:p>
              </table:table-cell>
              <table:table-cell office:value-type="float" office:value="0.92445">
                <text:p>0.92445</text:p>
              </table:table-cell>
              <table:table-cell office:value-type="float" office:value="0.90694">
                <text:p>0.90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93416">
                <text:p>0.93416</text:p>
              </table:table-cell>
              <table:table-cell office:value-type="float" office:value="0.94212">
                <text:p>0.94212</text:p>
              </table:table-cell>
              <table:table-cell office:value-type="float" office:value="0.926334">
                <text:p>0.926334</text:p>
              </table:table-cell>
              <table:table-cell office:value-type="float" office:value="0.908605">
                <text:p>0.9086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933947">
                <text:p>0.933947</text:p>
              </table:table-cell>
              <table:table-cell office:value-type="float" office:value="0.942096">
                <text:p>0.942096</text:p>
              </table:table-cell>
              <table:table-cell office:value-type="float" office:value="0.925937">
                <text:p>0.925937</text:p>
              </table:table-cell>
              <table:table-cell office:value-type="float" office:value="0.908328">
                <text:p>0.908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934147">
                <text:p>0.934147</text:p>
              </table:table-cell>
              <table:table-cell office:value-type="float" office:value="0.943019">
                <text:p>0.943019</text:p>
              </table:table-cell>
              <table:table-cell office:value-type="float" office:value="0.925441">
                <text:p>0.925441</text:p>
              </table:table-cell>
              <table:table-cell office:value-type="float" office:value="0.908675">
                <text:p>0.9086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93336">
                <text:p>0.93336</text:p>
              </table:table-cell>
              <table:table-cell office:value-type="float" office:value="0.944202">
                <text:p>0.944202</text:p>
              </table:table-cell>
              <table:table-cell office:value-type="float" office:value="0.922764">
                <text:p>0.922764</text:p>
              </table:table-cell>
              <table:table-cell office:value-type="float" office:value="0.907772">
                <text:p>0.9077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9332">
                <text:p>0.9332</text:p>
              </table:table-cell>
              <table:table-cell office:value-type="float" office:value="0.944185">
                <text:p>0.944185</text:p>
              </table:table-cell>
              <table:table-cell office:value-type="float" office:value="0.922467">
                <text:p>0.922467</text:p>
              </table:table-cell>
              <table:table-cell office:value-type="float" office:value="0.907564">
                <text:p>0.907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933133">
                <text:p>0.933133</text:p>
              </table:table-cell>
              <table:table-cell office:value-type="float" office:value="0.94436">
                <text:p>0.94436</text:p>
              </table:table-cell>
              <table:table-cell office:value-type="float" office:value="0.922169">
                <text:p>0.922169</text:p>
              </table:table-cell>
              <table:table-cell office:value-type="float" office:value="0.907495">
                <text:p>0.90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933394">
                <text:p>0.933394</text:p>
              </table:table-cell>
              <table:table-cell office:value-type="float" office:value="0.944478">
                <text:p>0.944478</text:p>
              </table:table-cell>
              <table:table-cell office:value-type="float" office:value="0.922566">
                <text:p>0.922566</text:p>
              </table:table-cell>
              <table:table-cell office:value-type="float" office:value="0.907842">
                <text:p>0.9078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933414">
                <text:p>0.933414</text:p>
              </table:table-cell>
              <table:table-cell office:value-type="float" office:value="0.944935">
                <text:p>0.944935</text:p>
              </table:table-cell>
              <table:table-cell office:value-type="float" office:value="0.922169">
                <text:p>0.922169</text:p>
              </table:table-cell>
              <table:table-cell office:value-type="float" office:value="0.907911">
                <text:p>0.907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933741">
                <text:p>0.933741</text:p>
              </table:table-cell>
              <table:table-cell office:value-type="float" office:value="0.944879">
                <text:p>0.944879</text:p>
              </table:table-cell>
              <table:table-cell office:value-type="float" office:value="0.922863">
                <text:p>0.922863</text:p>
              </table:table-cell>
              <table:table-cell office:value-type="float" office:value="0.908328">
                <text:p>0.908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933908">
                <text:p>0.933908</text:p>
              </table:table-cell>
              <table:table-cell office:value-type="float" office:value="0.944805">
                <text:p>0.944805</text:p>
              </table:table-cell>
              <table:table-cell office:value-type="float" office:value="0.92326">
                <text:p>0.92326</text:p>
              </table:table-cell>
              <table:table-cell office:value-type="float" office:value="0.908536">
                <text:p>0.908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934162">
                <text:p>0.934162</text:p>
              </table:table-cell>
              <table:table-cell office:value-type="float" office:value="0.945014">
                <text:p>0.945014</text:p>
              </table:table-cell>
              <table:table-cell office:value-type="float" office:value="0.923557">
                <text:p>0.923557</text:p>
              </table:table-cell>
              <table:table-cell office:value-type="float" office:value="0.908883">
                <text:p>0.908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934329">
                <text:p>0.934329</text:p>
              </table:table-cell>
              <table:table-cell office:value-type="float" office:value="0.94494">
                <text:p>0.94494</text:p>
              </table:table-cell>
              <table:table-cell office:value-type="float" office:value="0.923954">
                <text:p>0.923954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934577">
                <text:p>0.934577</text:p>
              </table:table-cell>
              <table:table-cell office:value-type="float" office:value="0.945239">
                <text:p>0.945239</text:p>
              </table:table-cell>
              <table:table-cell office:value-type="float" office:value="0.924152">
                <text:p>0.924152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934664">
                <text:p>0.934664</text:p>
              </table:table-cell>
              <table:table-cell office:value-type="float" office:value="0.945521">
                <text:p>0.945521</text:p>
              </table:table-cell>
              <table:table-cell office:value-type="float" office:value="0.924053">
                <text:p>0.924053</text:p>
              </table:table-cell>
              <table:table-cell office:value-type="float" office:value="0.909577">
                <text:p>0.9095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934644">
                <text:p>0.934644</text:p>
              </table:table-cell>
              <table:table-cell office:value-type="float" office:value="0.945792">
                <text:p>0.945792</text:p>
              </table:table-cell>
              <table:table-cell office:value-type="float" office:value="0.923756">
                <text:p>0.923756</text:p>
              </table:table-cell>
              <table:table-cell office:value-type="float" office:value="0.909577">
                <text:p>0.9095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93443">
                <text:p>0.93443</text:p>
              </table:table-cell>
              <table:table-cell office:value-type="float" office:value="0.94577">
                <text:p>0.94577</text:p>
              </table:table-cell>
              <table:table-cell office:value-type="float" office:value="0.923359">
                <text:p>0.923359</text:p>
              </table:table-cell>
              <table:table-cell office:value-type="float" office:value="0.909299">
                <text:p>0.909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934244">
                <text:p>0.934244</text:p>
              </table:table-cell>
              <table:table-cell office:value-type="float" office:value="0.946116">
                <text:p>0.946116</text:p>
              </table:table-cell>
              <table:table-cell office:value-type="float" office:value="0.922665">
                <text:p>0.922665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934418">
                <text:p>0.934418</text:p>
              </table:table-cell>
              <table:table-cell office:value-type="float" office:value="0.946683">
                <text:p>0.946683</text:p>
              </table:table-cell>
              <table:table-cell office:value-type="float" office:value="0.922467">
                <text:p>0.922467</text:p>
              </table:table-cell>
              <table:table-cell office:value-type="float" office:value="0.909368">
                <text:p>0.909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934672">
                <text:p>0.934672</text:p>
              </table:table-cell>
              <table:table-cell office:value-type="float" office:value="0.946892">
                <text:p>0.946892</text:p>
              </table:table-cell>
              <table:table-cell office:value-type="float" office:value="0.922764">
                <text:p>0.922764</text:p>
              </table:table-cell>
              <table:table-cell office:value-type="float" office:value="0.909715">
                <text:p>0.909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934432">
                <text:p>0.934432</text:p>
              </table:table-cell>
              <table:table-cell office:value-type="float" office:value="0.947234">
                <text:p>0.947234</text:p>
              </table:table-cell>
              <table:table-cell office:value-type="float" office:value="0.921971">
                <text:p>0.921971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93464">
                <text:p>0.93464</text:p>
              </table:table-cell>
              <table:table-cell office:value-type="float" office:value="0.947347">
                <text:p>0.947347</text:p>
              </table:table-cell>
              <table:table-cell office:value-type="float" office:value="0.922268">
                <text:p>0.922268</text:p>
              </table:table-cell>
              <table:table-cell office:value-type="float" office:value="0.909715">
                <text:p>0.909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934706">
                <text:p>0.934706</text:p>
              </table:table-cell>
              <table:table-cell office:value-type="float" office:value="0.94717">
                <text:p>0.94717</text:p>
              </table:table-cell>
              <table:table-cell office:value-type="float" office:value="0.922566">
                <text:p>0.922566</text:p>
              </table:table-cell>
              <table:table-cell office:value-type="float" office:value="0.909785">
                <text:p>0.9097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934927">
                <text:p>0.934927</text:p>
              </table:table-cell>
              <table:table-cell office:value-type="float" office:value="0.947101">
                <text:p>0.947101</text:p>
              </table:table-cell>
              <table:table-cell office:value-type="float" office:value="0.923062">
                <text:p>0.923062</text:p>
              </table:table-cell>
              <table:table-cell office:value-type="float" office:value="0.910062">
                <text:p>0.910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934946">
                <text:p>0.934946</text:p>
              </table:table-cell>
              <table:table-cell office:value-type="float" office:value="0.946828">
                <text:p>0.946828</text:p>
              </table:table-cell>
              <table:table-cell office:value-type="float" office:value="0.923359">
                <text:p>0.923359</text:p>
              </table:table-cell>
              <table:table-cell office:value-type="float" office:value="0.910062">
                <text:p>0.910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934625">
                <text:p>0.934625</text:p>
              </table:table-cell>
              <table:table-cell office:value-type="float" office:value="0.946796">
                <text:p>0.946796</text:p>
              </table:table-cell>
              <table:table-cell office:value-type="float" office:value="0.922764">
                <text:p>0.922764</text:p>
              </table:table-cell>
              <table:table-cell office:value-type="float" office:value="0.909646">
                <text:p>0.909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934485">
                <text:p>0.934485</text:p>
              </table:table-cell>
              <table:table-cell office:value-type="float" office:value="0.946507">
                <text:p>0.946507</text:p>
              </table:table-cell>
              <table:table-cell office:value-type="float" office:value="0.922764">
                <text:p>0.922764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934605">
                <text:p>0.934605</text:p>
              </table:table-cell>
              <table:table-cell office:value-type="float" office:value="0.946336">
                <text:p>0.946336</text:p>
              </table:table-cell>
              <table:table-cell office:value-type="float" office:value="0.923161">
                <text:p>0.923161</text:p>
              </table:table-cell>
              <table:table-cell office:value-type="float" office:value="0.909577">
                <text:p>0.9095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934478">
                <text:p>0.934478</text:p>
              </table:table-cell>
              <table:table-cell office:value-type="float" office:value="0.946597">
                <text:p>0.946597</text:p>
              </table:table-cell>
              <table:table-cell office:value-type="float" office:value="0.922665">
                <text:p>0.922665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934464">
                <text:p>0.934464</text:p>
              </table:table-cell>
              <table:table-cell office:value-type="float" office:value="0.946048">
                <text:p>0.946048</text:p>
              </table:table-cell>
              <table:table-cell office:value-type="float" office:value="0.923161">
                <text:p>0.923161</text:p>
              </table:table-cell>
              <table:table-cell office:value-type="float" office:value="0.909368">
                <text:p>0.9093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934498">
                <text:p>0.934498</text:p>
              </table:table-cell>
              <table:table-cell office:value-type="float" office:value="0.946325">
                <text:p>0.946325</text:p>
              </table:table-cell>
              <table:table-cell office:value-type="float" office:value="0.922963">
                <text:p>0.922963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934472">
                <text:p>0.934472</text:p>
              </table:table-cell>
              <table:table-cell office:value-type="float" office:value="0.946688">
                <text:p>0.946688</text:p>
              </table:table-cell>
              <table:table-cell office:value-type="float" office:value="0.922566">
                <text:p>0.922566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934499">
                <text:p>0.934499</text:p>
              </table:table-cell>
              <table:table-cell office:value-type="float" office:value="0.947058">
                <text:p>0.947058</text:p>
              </table:table-cell>
              <table:table-cell office:value-type="float" office:value="0.922268">
                <text:p>0.922268</text:p>
              </table:table-cell>
              <table:table-cell office:value-type="float" office:value="0.909507">
                <text:p>0.909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934479">
                <text:p>0.934479</text:p>
              </table:table-cell>
              <table:table-cell office:value-type="float" office:value="0.947331">
                <text:p>0.947331</text:p>
              </table:table-cell>
              <table:table-cell office:value-type="float" office:value="0.921971">
                <text:p>0.921971</text:p>
              </table:table-cell>
              <table:table-cell office:value-type="float" office:value="0.909507">
                <text:p>0.9095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934412">
                <text:p>0.934412</text:p>
              </table:table-cell>
              <table:table-cell office:value-type="float" office:value="0.947508">
                <text:p>0.947508</text:p>
              </table:table-cell>
              <table:table-cell office:value-type="float" office:value="0.921674">
                <text:p>0.921674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934138">
                <text:p>0.934138</text:p>
              </table:table-cell>
              <table:table-cell office:value-type="float" office:value="0.947572">
                <text:p>0.947572</text:p>
              </table:table-cell>
              <table:table-cell office:value-type="float" office:value="0.921079">
                <text:p>0.921079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934138">
                <text:p>0.934138</text:p>
              </table:table-cell>
              <table:table-cell office:value-type="float" office:value="0.947572">
                <text:p>0.947572</text:p>
              </table:table-cell>
              <table:table-cell office:value-type="float" office:value="0.921079">
                <text:p>0.921079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934058">
                <text:p>0.934058</text:p>
              </table:table-cell>
              <table:table-cell office:value-type="float" office:value="0.947933">
                <text:p>0.947933</text:p>
              </table:table-cell>
              <table:table-cell office:value-type="float" office:value="0.920583">
                <text:p>0.920583</text:p>
              </table:table-cell>
              <table:table-cell office:value-type="float" office:value="0.909022">
                <text:p>0.9090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934071">
                <text:p>0.934071</text:p>
              </table:table-cell>
              <table:table-cell office:value-type="float" office:value="0.94775">
                <text:p>0.94775</text:p>
              </table:table-cell>
              <table:table-cell office:value-type="float" office:value="0.920781">
                <text:p>0.920781</text:p>
              </table:table-cell>
              <table:table-cell office:value-type="float" office:value="0.909022">
                <text:p>0.909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934178">
                <text:p>0.934178</text:p>
              </table:table-cell>
              <table:table-cell office:value-type="float" office:value="0.94776">
                <text:p>0.94776</text:p>
              </table:table-cell>
              <table:table-cell office:value-type="float" office:value="0.92098">
                <text:p>0.92098</text:p>
              </table:table-cell>
              <table:table-cell office:value-type="float" office:value="0.90916">
                <text:p>0.909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934078">
                <text:p>0.934078</text:p>
              </table:table-cell>
              <table:table-cell office:value-type="float" office:value="0.947658">
                <text:p>0.947658</text:p>
              </table:table-cell>
              <table:table-cell office:value-type="float" office:value="0.92088">
                <text:p>0.92088</text:p>
              </table:table-cell>
              <table:table-cell office:value-type="float" office:value="0.909022">
                <text:p>0.909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933944">
                <text:p>0.933944</text:p>
              </table:table-cell>
              <table:table-cell office:value-type="float" office:value="0.948013">
                <text:p>0.948013</text:p>
              </table:table-cell>
              <table:table-cell office:value-type="float" office:value="0.920286">
                <text:p>0.920286</text:p>
              </table:table-cell>
              <table:table-cell office:value-type="float" office:value="0.908883">
                <text:p>0.908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933622">
                <text:p>0.933622</text:p>
              </table:table-cell>
              <table:table-cell office:value-type="float" office:value="0.947982">
                <text:p>0.947982</text:p>
              </table:table-cell>
              <table:table-cell office:value-type="float" office:value="0.919691">
                <text:p>0.919691</text:p>
              </table:table-cell>
              <table:table-cell office:value-type="float" office:value="0.908466">
                <text:p>0.9084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933789">
                <text:p>0.933789</text:p>
              </table:table-cell>
              <table:table-cell office:value-type="float" office:value="0.947906">
                <text:p>0.947906</text:p>
              </table:table-cell>
              <table:table-cell office:value-type="float" office:value="0.920087">
                <text:p>0.920087</text:p>
              </table:table-cell>
              <table:table-cell office:value-type="float" office:value="0.908675">
                <text:p>0.908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934064">
                <text:p>0.934064</text:p>
              </table:table-cell>
              <table:table-cell office:value-type="float" office:value="0.947841">
                <text:p>0.947841</text:p>
              </table:table-cell>
              <table:table-cell office:value-type="float" office:value="0.920682">
                <text:p>0.920682</text:p>
              </table:table-cell>
              <table:table-cell office:value-type="float" office:value="0.909022">
                <text:p>0.9090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934125">
                <text:p>0.934125</text:p>
              </table:table-cell>
              <table:table-cell office:value-type="float" office:value="0.947755">
                <text:p>0.947755</text:p>
              </table:table-cell>
              <table:table-cell office:value-type="float" office:value="0.92088">
                <text:p>0.92088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934118">
                <text:p>0.934118</text:p>
              </table:table-cell>
              <table:table-cell office:value-type="float" office:value="0.947846">
                <text:p>0.947846</text:p>
              </table:table-cell>
              <table:table-cell office:value-type="float" office:value="0.920781">
                <text:p>0.920781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933897">
                <text:p>0.933897</text:p>
              </table:table-cell>
              <table:table-cell office:value-type="float" office:value="0.947917">
                <text:p>0.947917</text:p>
              </table:table-cell>
              <table:table-cell office:value-type="float" office:value="0.920286">
                <text:p>0.920286</text:p>
              </table:table-cell>
              <table:table-cell office:value-type="float" office:value="0.908813">
                <text:p>0.908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93395">
                <text:p>0.93395</text:p>
              </table:table-cell>
              <table:table-cell office:value-type="float" office:value="0.947922">
                <text:p>0.947922</text:p>
              </table:table-cell>
              <table:table-cell office:value-type="float" office:value="0.920385">
                <text:p>0.920385</text:p>
              </table:table-cell>
              <table:table-cell office:value-type="float" office:value="0.908883">
                <text:p>0.9088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933903">
                <text:p>0.933903</text:p>
              </table:table-cell>
              <table:table-cell office:value-type="float" office:value="0.947825">
                <text:p>0.947825</text:p>
              </table:table-cell>
              <table:table-cell office:value-type="float" office:value="0.920385">
                <text:p>0.920385</text:p>
              </table:table-cell>
              <table:table-cell office:value-type="float" office:value="0.908813">
                <text:p>0.908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93385">
                <text:p>0.93385</text:p>
              </table:table-cell>
              <table:table-cell office:value-type="float" office:value="0.94782">
                <text:p>0.94782</text:p>
              </table:table-cell>
              <table:table-cell office:value-type="float" office:value="0.920286">
                <text:p>0.920286</text:p>
              </table:table-cell>
              <table:table-cell office:value-type="float" office:value="0.908744">
                <text:p>0.90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